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621" table:content-validation-name="val2" table:style-name="ce6">
            <text:p>10,621</text:p>
          </table:table-cell>
          <table:table-cell office:value-type="float" office:value="9725.0572469782164" table:content-validation-name="val1" table:style-name="ce7">
            <text:p>9,725.06</text:p>
          </table:table-cell>
          <table:table-cell office:value-type="float" office:value="21735" table:content-validation-name="val2" table:style-name="ce6">
            <text:p>21,735</text:p>
          </table:table-cell>
          <table:table-cell office:value-type="float" office:value="20451.856010656502" table:content-validation-name="val1" table:style-name="ce7">
            <text:p>20,451.86</text:p>
          </table:table-cell>
          <table:table-cell office:value-type="float" office:value="13765" table:content-validation-name="val2" table:style-name="ce6">
            <text:p>13,765</text:p>
          </table:table-cell>
          <table:table-cell office:value-type="float" office:value="13350.076851350294" table:content-validation-name="val1" table:style-name="ce7">
            <text:p>13,350.08</text:p>
          </table:table-cell>
          <table:table-cell office:value-type="float" office:value="4992" table:content-validation-name="val2" table:style-name="ce6">
            <text:p>4,992</text:p>
          </table:table-cell>
          <table:table-cell office:value-type="float" office:value="4884.2062012016013" table:content-validation-name="val1" table:style-name="ce7">
            <text:p>4,884.21</text:p>
          </table:table-cell>
          <table:table-cell office:value-type="float" office:value="360" table:content-validation-name="val2" table:style-name="ce6">
            <text:p>360</text:p>
          </table:table-cell>
          <table:table-cell office:value-type="float" office:value="355.24324324320003" table:content-validation-name="val1" table:style-name="ce7">
            <text:p>355.24</text:p>
          </table:table-cell>
          <table:table-cell office:value-type="float" office:value="144" table:content-validation-name="val2" table:style-name="ce6">
            <text:p>144</text:p>
          </table:table-cell>
          <table:table-cell office:value-type="float" office:value="143.3013513514" table:content-validation-name="val1" table:style-name="ce7">
            <text:p>143.30</text:p>
          </table:table-cell>
          <table:table-cell office:value-type="float" office:value="51617" table:style-name="ce8">
            <text:p>51,617</text:p>
          </table:table-cell>
          <table:table-cell office:value-type="float" office:value="48909.740904781218" table:style-name="ce9">
            <text:p>48,909.74</text:p>
          </table:table-cell>
          <table:table-cell office:value-type="float" office:value="2627" table:content-validation-name="val4" table:style-name="ce6">
            <text:p>2,627</text:p>
          </table:table-cell>
          <table:table-cell office:value-type="float" office:value="2541.4925177805944" table:content-validation-name="val1" table:style-name="ce7">
            <text:p>2,541.49</text:p>
          </table:table-cell>
          <table:table-cell office:value-type="float" office:value="379" table:content-validation-name="val4" table:style-name="ce6">
            <text:p>379</text:p>
          </table:table-cell>
          <table:table-cell office:value-type="float" office:value="374.84864864859998" table:content-validation-name="val1" table:style-name="ce7">
            <text:p>374.85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006" table:style-name="ce8">
            <text:p>3,006</text:p>
          </table:table-cell>
          <table:table-cell office:value-type="float" office:value="2916.3411664291943" table:style-name="ce9">
            <text:p>2,916.34</text:p>
          </table:table-cell>
          <table:table-cell table:style-name="ce7"/>
          <table:table-cell office:value-type="float" office:value="54623" table:style-name="ce8">
            <text:p>54,623</text:p>
          </table:table-cell>
          <table:table-cell office:value-type="float" office:value="51826.082071210411" table:style-name="ce9">
            <text:p>51,826.08</text:p>
          </table:table-cell>
          <table:table-cell office:value-type="currency" office:value="151409259.83000001" table:content-validation-name="val5" table:style-name="ce10">
            <text:p>£151,409,259.83</text:p>
          </table:table-cell>
          <table:table-cell office:value-type="currency" office:value="15440236.719999999" table:content-validation-name="val5" table:style-name="ce10">
            <text:p>£15,440,236.72</text:p>
          </table:table-cell>
          <table:table-cell office:value-type="currency" office:value="228796.47999999992" table:content-validation-name="val5" table:style-name="ce10">
            <text:p>£228,796.48</text:p>
          </table:table-cell>
          <table:table-cell office:value-type="currency" office:value="1883418.2300000002" table:content-validation-name="val5" table:style-name="ce10">
            <text:p>£1,883,418.23</text:p>
          </table:table-cell>
          <table:table-cell office:value-type="currency" office:value="44515757.430000007" table:content-validation-name="val5" table:style-name="ce10">
            <text:p>£44,515,757.43</text:p>
          </table:table-cell>
          <table:table-cell office:value-type="currency" office:value="16804915.149999999" table:content-validation-name="val5" table:style-name="ce10">
            <text:p>£16,804,915.15</text:p>
          </table:table-cell>
          <table:table-cell office:value-type="currency" office:value="230282383.84" table:style-name="ce11">
            <text:p>£230,282,383.84</text:p>
          </table:table-cell>
          <table:table-cell office:value-type="currency" office:value="23581645.07" table:content-validation-name="val5" table:style-name="ce10">
            <text:p>£23,581,645.07</text:p>
          </table:table-cell>
          <table:table-cell office:value-type="currency" office:value="11914145.699999696" table:content-validation-name="val5" table:style-name="ce10">
            <text:p>£11,914,145.70</text:p>
          </table:table-cell>
          <table:table-cell office:value-type="currency" office:value="35495790.769999698" table:style-name="ce11">
            <text:p>£35,495,790.77</text:p>
          </table:table-cell>
          <table:table-cell office:value-type="currency" office:value="265778174.60999972" table:style-name="ce12">
            <text:p>£265,778,174.61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0" table:content-validation-name="val2" table:style-name="ce6">
            <text:p>430</text:p>
          </table:table-cell>
          <table:table-cell office:value-type="float" office:value="329.22" table:content-validation-name="val1" table:style-name="ce7">
            <text:p>329.22</text:p>
          </table:table-cell>
          <table:table-cell office:value-type="float" office:value="323" table:content-validation-name="val2" table:style-name="ce6">
            <text:p>323</text:p>
          </table:table-cell>
          <table:table-cell office:value-type="float" office:value="291.16000000000003" table:content-validation-name="val1" table:style-name="ce7">
            <text:p>291.16</text:p>
          </table:table-cell>
          <table:table-cell office:value-type="float" office:value="509" table:content-validation-name="val2" table:style-name="ce6">
            <text:p>509</text:p>
          </table:table-cell>
          <table:table-cell office:value-type="float" office:value="489.55" table:content-validation-name="val1" table:style-name="ce7">
            <text:p>489.55</text:p>
          </table:table-cell>
          <table:table-cell office:value-type="float" office:value="105" table:content-validation-name="val2" table:style-name="ce6">
            <text:p>105</text:p>
          </table:table-cell>
          <table:table-cell office:value-type="float" office:value="102.43" table:content-validation-name="val1" table:style-name="ce7">
            <text:p>102.43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77" table:style-name="ce8">
            <text:p>1,377</text:p>
          </table:table-cell>
          <table:table-cell office:value-type="float" office:value="1222.3600000000001" table:style-name="ce9">
            <text:p>1,222.3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2" table:content-validation-name="val1" table:style-name="ce6">
            <text:p>12</text:p>
          </table:table-cell>
          <table:table-cell office:value-type="float" office:value="12" table:content-validation-name="val3" table:style-name="ce7">
            <text:p>12.0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9">
            <text:p>12.00</text:p>
          </table:table-cell>
          <table:table-cell table:style-name="ce7"/>
          <table:table-cell office:value-type="float" office:value="1389" table:style-name="ce8">
            <text:p>1,389</text:p>
          </table:table-cell>
          <table:table-cell office:value-type="float" office:value="1234.3600000000001" table:style-name="ce9">
            <text:p>1,234.36</text:p>
          </table:table-cell>
          <table:table-cell office:value-type="currency" office:value="3586622.24" table:content-validation-name="val5" table:style-name="ce10">
            <text:p>£3,586,622.24</text:p>
          </table:table-cell>
          <table:table-cell office:value-type="currency" office:value="19678.25" table:content-validation-name="val5" table:style-name="ce10">
            <text:p>£19,678.2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4217.9" table:content-validation-name="val5" table:style-name="ce10">
            <text:p>£164,217.90</text:p>
          </table:table-cell>
          <table:table-cell office:value-type="currency" office:value="1030441.09" table:content-validation-name="val5" table:style-name="ce10">
            <text:p>£1,030,441.09</text:p>
          </table:table-cell>
          <table:table-cell office:value-type="currency" office:value="380924.26" table:content-validation-name="val5" table:style-name="ce10">
            <text:p>£380,924.26</text:p>
          </table:table-cell>
          <table:table-cell office:value-type="currency" office:value="5181883.74" table:style-name="ce11">
            <text:p>£5,181,883.74</text:p>
          </table:table-cell>
          <table:table-cell office:value-type="currency" office:value="252963.98" table:content-validation-name="val5" table:style-name="ce10">
            <text:p>£252,963.9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52963.98" table:style-name="ce11">
            <text:p>£252,963.98</text:p>
          </table:table-cell>
          <table:table-cell office:value-type="currency" office:value="5434847.7200000007" table:style-name="ce12">
            <text:p>£5,434,847.7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32" table:content-validation-name="val2" table:style-name="ce6">
            <text:p>132</text:p>
          </table:table-cell>
          <table:table-cell office:value-type="float" office:value="126.52" table:content-validation-name="val1" table:style-name="ce7">
            <text:p>126.52</text:p>
          </table:table-cell>
          <table:table-cell office:value-type="float" office:value="374" table:content-validation-name="val2" table:style-name="ce6">
            <text:p>374</text:p>
          </table:table-cell>
          <table:table-cell office:value-type="float" office:value="351.61" table:content-validation-name="val1" table:style-name="ce7">
            <text:p>351.61</text:p>
          </table:table-cell>
          <table:table-cell office:value-type="float" office:value="376" table:content-validation-name="val2" table:style-name="ce6">
            <text:p>376</text:p>
          </table:table-cell>
          <table:table-cell office:value-type="float" office:value="366.57" table:content-validation-name="val1" table:style-name="ce7">
            <text:p>366.57</text:p>
          </table:table-cell>
          <table:table-cell office:value-type="float" office:value="51" table:content-validation-name="val2" table:style-name="ce6">
            <text:p>51</text:p>
          </table:table-cell>
          <table:table-cell office:value-type="float" office:value="49.96" table:content-validation-name="val1" table:style-name="ce7">
            <text:p>49.9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48" table:style-name="ce8">
            <text:p>948</text:p>
          </table:table-cell>
          <table:table-cell office:value-type="float" office:value="909.66000000000008" table:style-name="ce9">
            <text:p>909.6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49" table:style-name="ce8">
            <text:p>949</text:p>
          </table:table-cell>
          <table:table-cell office:value-type="float" office:value="910.66000000000008" table:style-name="ce9">
            <text:p>910.66</text:p>
          </table:table-cell>
          <table:table-cell office:value-type="currency" office:value="3055352" table:content-validation-name="val5" table:style-name="ce10">
            <text:p>£3,055,352.00</text:p>
          </table:table-cell>
          <table:table-cell office:value-type="currency" office:value="115498" table:content-validation-name="val5" table:style-name="ce10">
            <text:p>£115,498.00</text:p>
          </table:table-cell>
          <table:table-cell office:value-type="currency" office:value="301259" table:content-validation-name="val5" table:style-name="ce10">
            <text:p>£301,259.00</text:p>
          </table:table-cell>
          <table:table-cell office:value-type="currency" office:value="27580" table:content-validation-name="val5" table:style-name="ce10">
            <text:p>£27,580.00</text:p>
          </table:table-cell>
          <table:table-cell office:value-type="currency" office:value="868692" table:content-validation-name="val5" table:style-name="ce10">
            <text:p>£868,692.00</text:p>
          </table:table-cell>
          <table:table-cell office:value-type="currency" office:value="360589" table:content-validation-name="val5" table:style-name="ce10">
            <text:p>£360,589.00</text:p>
          </table:table-cell>
          <table:table-cell office:value-type="currency" office:value="4728970" table:style-name="ce11">
            <text:p>£4,728,970.00</text:p>
          </table:table-cell>
          <table:table-cell office:value-type="currency" office:value="13012" table:content-validation-name="val5" table:style-name="ce10">
            <text:p>£13,012.00</text:p>
          </table:table-cell>
          <table:table-cell office:value-type="currency" office:value="35000" table:content-validation-name="val5" table:style-name="ce10">
            <text:p>£35,000.00</text:p>
          </table:table-cell>
          <table:table-cell office:value-type="currency" office:value="48012" table:style-name="ce11">
            <text:p>£48,012.00</text:p>
          </table:table-cell>
          <table:table-cell office:value-type="currency" office:value="4776982" table:style-name="ce12">
            <text:p>£4,776,982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3.63" table:content-validation-name="val1" table:style-name="ce7">
            <text:p>3.63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8" table:content-validation-name="val1" table:style-name="ce7">
            <text:p>8.00</text:p>
          </table:table-cell>
          <table:table-cell office:value-type="float" office:value="39" table:content-validation-name="val2" table:style-name="ce6">
            <text:p>39</text:p>
          </table:table-cell>
          <table:table-cell office:value-type="float" office:value="35.56" table:content-validation-name="val1" table:style-name="ce7">
            <text:p>35.5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2" table:content-validation-name="val1" table:style-name="ce7">
            <text:p>6.2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3" table:style-name="ce8">
            <text:p>63</text:p>
          </table:table-cell>
          <table:table-cell office:value-type="float" office:value="56.19" table:style-name="ce9">
            <text:p>56.1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3" table:style-name="ce8">
            <text:p>63</text:p>
          </table:table-cell>
          <table:table-cell office:value-type="float" office:value="56.19" table:style-name="ce9">
            <text:p>56.19</text:p>
          </table:table-cell>
          <table:table-cell office:value-type="currency" office:value="221020.81" table:content-validation-name="val5" table:style-name="ce10">
            <text:p>£221,020.8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74.16" table:content-validation-name="val5" table:style-name="ce10">
            <text:p>£974.16</text:p>
          </table:table-cell>
          <table:table-cell office:value-type="currency" office:value="62700.19" table:content-validation-name="val5" table:style-name="ce10">
            <text:p>£62,700.19</text:p>
          </table:table-cell>
          <table:table-cell office:value-type="currency" office:value="24193.13" table:content-validation-name="val5" table:style-name="ce10">
            <text:p>£24,193.13</text:p>
          </table:table-cell>
          <table:table-cell office:value-type="currency" office:value="308888.29000000004" table:style-name="ce11">
            <text:p>£308,888.2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08888.29000000004" table:style-name="ce11">
            <text:p>£308,888.2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8" table:content-validation-name="val2" table:style-name="ce6">
            <text:p>88</text:p>
          </table:table-cell>
          <table:table-cell office:value-type="float" office:value="77" table:content-validation-name="val1" table:style-name="ce7">
            <text:p>77.00</text:p>
          </table:table-cell>
          <table:table-cell office:value-type="float" office:value="120" table:content-validation-name="val2" table:style-name="ce6">
            <text:p>120</text:p>
          </table:table-cell>
          <table:table-cell office:value-type="float" office:value="111" table:content-validation-name="val1" table:style-name="ce7">
            <text:p>111.00</text:p>
          </table:table-cell>
          <table:table-cell office:value-type="float" office:value="115" table:content-validation-name="val2" table:style-name="ce6">
            <text:p>115</text:p>
          </table:table-cell>
          <table:table-cell office:value-type="float" office:value="110" table:content-validation-name="val1" table:style-name="ce7">
            <text:p>110.00</text:p>
          </table:table-cell>
          <table:table-cell office:value-type="float" office:value="30" table:content-validation-name="val2" table:style-name="ce6">
            <text:p>30</text:p>
          </table:table-cell>
          <table:table-cell office:value-type="float" office:value="30" table:content-validation-name="val1" table:style-name="ce7">
            <text:p>30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366" table:style-name="ce8">
            <text:p>366</text:p>
          </table:table-cell>
          <table:table-cell office:value-type="float" office:value="333" table:style-name="ce9">
            <text:p>333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4" table:content-validation-name="val4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.00</text:p>
          </table:table-cell>
          <table:table-cell table:style-name="ce7"/>
          <table:table-cell office:value-type="float" office:value="370" table:style-name="ce8">
            <text:p>370</text:p>
          </table:table-cell>
          <table:table-cell office:value-type="float" office:value="337" table:style-name="ce9">
            <text:p>337.00</text:p>
          </table:table-cell>
          <table:table-cell office:value-type="currency" office:value="1140751.8500000001" table:content-validation-name="val5" table:style-name="ce10">
            <text:p>£1,140,751.85</text:p>
          </table:table-cell>
          <table:table-cell office:value-type="currency" office:value="8135.3" table:content-validation-name="val5" table:style-name="ce10">
            <text:p>£8,135.30</text:p>
          </table:table-cell>
          <table:table-cell office:value-type="currency" office:value="500" table:content-validation-name="val5" table:style-name="ce10">
            <text:p>£500.00</text:p>
          </table:table-cell>
          <table:table-cell office:value-type="currency" office:value="5227.7" table:content-validation-name="val5" table:style-name="ce10">
            <text:p>£5,227.70</text:p>
          </table:table-cell>
          <table:table-cell office:value-type="currency" office:value="309967.05" table:content-validation-name="val5" table:style-name="ce10">
            <text:p>£309,967.05</text:p>
          </table:table-cell>
          <table:table-cell office:value-type="currency" office:value="121974.96" table:content-validation-name="val5" table:style-name="ce10">
            <text:p>£121,974.96</text:p>
          </table:table-cell>
          <table:table-cell office:value-type="currency" office:value="1586556.86" table:style-name="ce11">
            <text:p>£1,586,556.8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4000" table:content-validation-name="val5" table:style-name="ce10">
            <text:p>£84,000.00</text:p>
          </table:table-cell>
          <table:table-cell office:value-type="currency" office:value="84000" table:style-name="ce11">
            <text:p>£84,000.00</text:p>
          </table:table-cell>
          <table:table-cell office:value-type="currency" office:value="1670556.86" table:style-name="ce12">
            <text:p>£1,670,556.8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1" table:content-validation-name="val1" table:style-name="ce7">
            <text:p>8.10</text:p>
          </table:table-cell>
          <table:table-cell office:value-type="float" office:value="81" table:content-validation-name="val2" table:style-name="ce6">
            <text:p>81</text:p>
          </table:table-cell>
          <table:table-cell office:value-type="float" office:value="79.09" table:content-validation-name="val1" table:style-name="ce7">
            <text:p>79.09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81" table:content-validation-name="val1" table:style-name="ce7">
            <text:p>8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9" table:style-name="ce8">
            <text:p>109</text:p>
          </table:table-cell>
          <table:table-cell office:value-type="float" office:value="106" table:style-name="ce9">
            <text:p>106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9" table:style-name="ce8">
            <text:p>109</text:p>
          </table:table-cell>
          <table:table-cell office:value-type="float" office:value="106" table:style-name="ce9">
            <text:p>106.00</text:p>
          </table:table-cell>
          <table:table-cell office:value-type="currency" office:value="317028.56" table:content-validation-name="val5" table:style-name="ce10">
            <text:p>£317,028.56</text:p>
          </table:table-cell>
          <table:table-cell office:value-type="currency" office:value="5168.8500000000004" table:content-validation-name="val5" table:style-name="ce10">
            <text:p>£5,168.8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7167.32000000008" table:content-validation-name="val5" table:style-name="ce10">
            <text:p>£87,167.32</text:p>
          </table:table-cell>
          <table:table-cell office:value-type="currency" office:value="34127.360000000022" table:content-validation-name="val5" table:style-name="ce10">
            <text:p>£34,127.36</text:p>
          </table:table-cell>
          <table:table-cell office:value-type="currency" office:value="443492.09000000008" table:style-name="ce11">
            <text:p>£443,492.0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3492.09000000008" table:style-name="ce12">
            <text:p>£443,492.0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aji Mathew John</meta:initial-creator>
    <dc:creator>Raji Mathew John</dc:creator>
    <meta:creation-date>2022-05-25T10:02:41Z</meta:creation-date>
    <dc:date>2024-11-19T09:03:33Z</dc:date>
  </office:meta>
</office:document-meta>
</file>